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28.5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weather.TemperatureUnit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he temperature unit displayed by the weather layer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Library</text:p>
          </table:table-cell>
          <table:table-cell table:number-columns-repeated="2"/>
        </table:table-row>
        <table:table-row table:style-name="ro2">
          <table:table-cell office:value-type="string">
            <text:p>weather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Constant</text:p>
          </table:table-cell>
          <table:table-cell table:style-name="ce4"/>
          <table:table-cell/>
        </table:table-row>
        <table:table-row table:style-name="ro4">
          <table:table-cell table:style-name="ce3" office:value-type="string">
            <text:p>Constant 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2">
          <table:table-cell office:value-type="string">
            <text:p>CELSIUS </text:p>
          </table:table-cell>
          <table:table-cell office:value-type="string">
            <text:p>Specifies that temperatures should be displayed in degrees Celsius.</text:p>
          </table:table-cell>
          <table:table-cell/>
        </table:table-row>
        <table:table-row table:style-name="ro2">
          <table:table-cell office:value-type="string">
            <text:p>FAHRENHEIT </text:p>
          </table:table-cell>
          <table:table-cell office:value-type="string">
            <text:p>Specifies that temperatures should be displayed in degrees Fahrenheit.</text:p>
          </table:table-cell>
          <table:table-cell/>
        </table:table-row>
      </table:table>
      <table:table table:name="Full2" table:style-name="ta1">
        <table:table-column table:style-name="co3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18:20.74</meta:creation-date>
    <dc:date>2012-07-31T00:19:24.02</dc:date>
    <meta:editing-duration>P0D</meta:editing-duration>
    <meta:editing-cycles>1</meta:editing-cycles>
    <meta:document-statistic meta:table-count="3" meta:cell-count="11" meta:object-count="0"/>
    <meta:generator>LibreOffice/3.5$Windows_x86 LibreOffice_project/165a79a-7059095-e13bb37-fef39a4-9503d18</meta:generator>
  </office:meta>
</office:document-meta>
</file>